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47c7" officeooo:paragraph-rsid="001c47c7"/>
    </style:style>
    <style:style style:name="P2" style:family="paragraph" style:parent-style-name="Standard">
      <style:text-properties fo:font-size="10.5pt" officeooo:rsid="001fda04" officeooo:paragraph-rsid="001fda04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232fa6" officeooo:paragraph-rsid="00232fa6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officeooo:rsid="002a5e9a" officeooo:paragraph-rsid="002a5e9a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2a5e9a" officeooo:paragraph-rsid="0034e6ad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34c1a0" officeooo:paragraph-rsid="0034c1a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34e6ad" officeooo:paragraph-rsid="0034e6ad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1db2f9" officeooo:paragraph-rsid="001db2f9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1fac7d" officeooo:paragraph-rsid="001fac7d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20a122" officeooo:paragraph-rsid="0020a122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213f80" officeooo:paragraph-rsid="002169ab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232fa6" officeooo:paragraph-rsid="00232fa6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weight="normal" officeooo:rsid="0026c774" officeooo:paragraph-rsid="0026c77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weight="normal" officeooo:rsid="002169ab" officeooo:paragraph-rsid="002169ab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weight="normal" officeooo:rsid="002a5e9a" officeooo:paragraph-rsid="002a5e9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style="italic" fo:font-weight="normal" officeooo:rsid="00232fa6" officeooo:paragraph-rsid="00232fa6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pt" fo:font-style="italic" fo:font-weight="normal" officeooo:rsid="0026c774" officeooo:paragraph-rsid="0026c774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pt" fo:font-style="italic" fo:font-weight="normal" officeooo:rsid="002a5e9a" officeooo:paragraph-rsid="002a5e9a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style="italic" officeooo:rsid="0034e6ad" officeooo:paragraph-rsid="0034e6ad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ize="10pt" fo:font-style="italic" officeooo:rsid="002e9c37" officeooo:paragraph-rsid="002e9c37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size="10pt" fo:font-style="italic" officeooo:rsid="00395d4d" officeooo:paragraph-rsid="00395d4d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size="10pt" fo:font-style="italic" fo:font-weight="bold" officeooo:rsid="001c47c7" officeooo:paragraph-rsid="001c47c7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1c47c7" officeooo:paragraph-rsid="001c47c7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232fa6" officeooo:paragraph-rsid="00232fa6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db2f9" officeooo:paragraph-rsid="001db2f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20f4a9" officeooo:paragraph-rsid="0020f4a9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169ab" officeooo:paragraph-rsid="002169ab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2a5e9a" officeooo:paragraph-rsid="002a5e9a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officeooo:rsid="002b9ab6" officeooo:paragraph-rsid="002b9ab6" style:font-size-asian="12pt" style:font-size-complex="12pt"/>
    </style:style>
    <style:style style:name="P30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1db2f9" officeooo:paragraph-rsid="001db2f9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781a6" officeooo:paragraph-rsid="002781a6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1fac7d" officeooo:paragraph-rsid="001fac7d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1fac7d" officeooo:paragraph-rsid="001fda04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0a122" officeooo:paragraph-rsid="0020a122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13f80" officeooo:paragraph-rsid="00213f80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13f80" officeooo:paragraph-rsid="002169ab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b9ab6" officeooo:paragraph-rsid="002b9ab6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86746" officeooo:paragraph-rsid="00286746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32fa6" officeooo:paragraph-rsid="00232fa6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169ab" officeooo:paragraph-rsid="002169ab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f79d1" officeooo:paragraph-rsid="00322675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a5e9a" officeooo:paragraph-rsid="00322675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6c774" officeooo:paragraph-rsid="0026c774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officeooo:rsid="002a5e9a" officeooo:paragraph-rsid="00322675" style:font-size-asian="10pt" style:font-size-complex="10pt"/>
    </style:style>
    <style:style style:name="P45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officeooo:rsid="002a5e9a" officeooo:paragraph-rsid="002a5e9a" style:font-size-asian="10pt" style:font-size-complex="10pt"/>
    </style:style>
    <style:style style:name="P46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officeooo:rsid="00322675" officeooo:paragraph-rsid="00322675" style:font-size-asian="10pt" style:font-size-complex="10pt"/>
    </style:style>
    <style:style style:name="P47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officeooo:rsid="002f79d1" officeooo:paragraph-rsid="002f79d1" style:font-size-asian="10pt" style:font-size-complex="10pt"/>
    </style:style>
    <style:style style:name="P48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officeooo:rsid="0032cd88" officeooo:paragraph-rsid="0032cd88" style:font-size-asian="10pt" style:font-size-complex="10pt"/>
    </style:style>
    <style:style style:name="P49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officeooo:rsid="002b9ab6" officeooo:paragraph-rsid="002b9ab6" style:font-size-asian="10pt" style:font-size-complex="10pt"/>
    </style:style>
    <style:style style:name="P50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style="italic" officeooo:rsid="001fda04" officeooo:paragraph-rsid="001fda04" style:font-size-asian="10pt" style:font-style-asian="italic" style:font-size-complex="10pt" style:font-style-complex="italic"/>
    </style:style>
    <style:style style:name="P51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style="italic" officeooo:rsid="00286746" officeooo:paragraph-rsid="00286746" style:font-size-asian="10pt" style:font-style-asian="italic" style:font-size-complex="10pt" style:font-style-complex="italic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0pt" officeooo:rsid="002a5e9a" officeooo:paragraph-rsid="002a5e9a" style:font-size-asian="10pt" style:font-size-complex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0pt" officeooo:rsid="0034e6ad" officeooo:paragraph-rsid="0034e6ad" style:font-size-asian="10pt" style:font-size-complex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0pt" fo:font-weight="bold" officeooo:rsid="002b9ab6" officeooo:paragraph-rsid="002b9ab6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0pt" fo:font-weight="bold" officeooo:rsid="0034e6ad" officeooo:paragraph-rsid="0034e6a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0pt" fo:font-style="italic" officeooo:rsid="0034e6ad" officeooo:paragraph-rsid="0034e6ad" style:font-size-asian="10pt" style:font-style-asian="italic" style:font-size-complex="10pt" style:font-style-complex="italic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0pt" fo:font-style="normal" officeooo:rsid="0034e6ad" officeooo:paragraph-rsid="0034e6ad" style:font-size-asian="10pt" style:font-style-asian="normal" style:font-size-complex="10pt" style:font-style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0pt" fo:font-style="normal" fo:font-weight="bold" officeooo:rsid="0034e6ad" officeooo:paragraph-rsid="0034e6ad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2a5e9a" officeooo:paragraph-rsid="002a5e9a" style:font-size-asian="10pt" style:font-size-complex="10pt"/>
    </style:style>
    <style:style style:name="P60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font-size="10pt" officeooo:rsid="0034e6ad" officeooo:paragraph-rsid="0034e6ad" style:font-size-asian="10pt" style:font-size-complex="10pt"/>
    </style:style>
    <style:style style:name="P61" style:family="paragraph" style:parent-style-name="Standard">
      <style:paragraph-properties fo:text-align="start" style:justify-single-word="false"/>
      <style:text-properties fo:font-size="16pt" fo:font-weight="bold" officeooo:rsid="001a74cd" officeooo:paragraph-rsid="001a74cd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2a5e9a" officeooo:paragraph-rsid="002a5e9a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1fda04" officeooo:paragraph-rsid="001fda04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1fac7d" officeooo:paragraph-rsid="001fac7d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officeooo:rsid="002b9ab6" officeooo:paragraph-rsid="002b9ab6" style:font-size-asian="12pt" style:font-size-complex="12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0pt" fo:font-weight="bold" officeooo:rsid="002a5e9a" officeooo:paragraph-rsid="002a5e9a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officeooo:rsid="002a5e9a" officeooo:paragraph-rsid="002a5e9a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0pt" fo:font-weight="normal" officeooo:rsid="001fac7d" officeooo:paragraph-rsid="001fac7d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0.508cm" fo:margin-right="0cm" fo:text-align="start" style:justify-single-word="false" fo:text-indent="-0.508cm" style:auto-text-indent="false"/>
      <style:text-properties fo:font-size="10pt" fo:font-weight="normal" officeooo:rsid="001db2f9" officeooo:paragraph-rsid="001db2f9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left="0.508cm" fo:margin-right="0cm" fo:text-align="start" style:justify-single-word="false" fo:text-indent="-0.508cm" style:auto-text-indent="false"/>
      <style:text-properties fo:font-size="10pt" fo:font-weight="normal" officeooo:rsid="001db2f9" officeooo:paragraph-rsid="004144a6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style="italic" officeooo:rsid="00286746" officeooo:paragraph-rsid="00286746" style:font-size-asian="10pt" style:font-style-asian="italic" style:font-size-complex="10pt" style:font-style-complex="italic"/>
    </style:style>
    <style:style style:name="P72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style="italic" officeooo:rsid="004144a6" officeooo:paragraph-rsid="004144a6" style:font-size-asian="10pt" style:font-style-asian="italic" style:font-size-complex="10pt" style:font-style-complex="italic"/>
    </style:style>
    <style:style style:name="P73" style:family="paragraph" style:parent-style-name="Standard" style:master-page-name="">
      <style:paragraph-properties fo:margin-left="0.508cm" fo:margin-right="0cm" fo:text-align="start" style:justify-single-word="false" fo:text-indent="-0.508cm" style:auto-text-indent="false" style:page-number="auto">
        <style:tab-stops/>
      </style:paragraph-properties>
      <style:text-properties fo:font-size="10pt" fo:font-weight="normal" officeooo:rsid="001c47c7" officeooo:paragraph-rsid="001c47c7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margin-left="0.51cm" fo:margin-right="0cm" fo:text-align="start" style:justify-single-word="false" fo:text-indent="-0.51cm" style:auto-text-indent="false">
        <style:tab-stops/>
      </style:paragraph-properties>
      <style:text-properties fo:font-size="10pt" fo:font-weight="normal" officeooo:rsid="004144a6" officeooo:paragraph-rsid="004144a6" style:font-size-asian="10pt" style:font-weight-asian="normal" style:font-size-complex="10pt" style:font-weight-complex="normal"/>
    </style:style>
    <style:style style:name="T1" style:family="text">
      <style:text-properties officeooo:rsid="001db2f9"/>
    </style:style>
    <style:style style:name="T2" style:family="text">
      <style:text-properties officeooo:rsid="001fda04"/>
    </style:style>
    <style:style style:name="T3" style:family="text">
      <style:text-properties officeooo:rsid="00213f80"/>
    </style:style>
    <style:style style:name="T4" style:family="text">
      <style:text-properties officeooo:rsid="002169ab"/>
    </style:style>
    <style:style style:name="T5" style:family="text">
      <style:text-properties officeooo:rsid="0026c774"/>
    </style:style>
    <style:style style:name="T6" style:family="text">
      <style:text-properties officeooo:rsid="00286746"/>
    </style:style>
    <style:style style:name="T7" style:family="text">
      <style:text-properties officeooo:rsid="002a5e9a"/>
    </style:style>
    <style:style style:name="T8" style:family="text">
      <style:text-properties officeooo:rsid="002f79d1"/>
    </style:style>
    <style:style style:name="T9" style:family="text">
      <style:text-properties officeooo:rsid="003133d1"/>
    </style:style>
    <style:style style:name="T10" style:family="text">
      <style:text-properties officeooo:rsid="00322675"/>
    </style:style>
    <style:style style:name="T11" style:family="text">
      <style:text-properties officeooo:rsid="0032cd8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4c1a0" style:font-weight-asian="bold" style:font-weight-complex="bold"/>
    </style:style>
    <style:style style:name="T14" style:family="text">
      <style:text-properties officeooo:rsid="0032ddd8"/>
    </style:style>
    <style:style style:name="T15" style:family="text">
      <style:text-properties officeooo:rsid="0034c1a0"/>
    </style:style>
    <style:style style:name="T16" style:family="text">
      <style:text-properties officeooo:rsid="0034e6a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6d5d9" style:font-style-asian="italic" style:font-style-complex="italic"/>
    </style:style>
    <style:style style:name="T19" style:family="text">
      <style:text-properties fo:font-style="italic" officeooo:rsid="00351e71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95d4d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351e71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officeooo:rsid="00351e71"/>
    </style:style>
    <style:style style:name="T26" style:family="text">
      <style:text-properties officeooo:rsid="00381e2b"/>
    </style:style>
    <style:style style:name="T27" style:family="text">
      <style:text-properties style:font-name="Nimbus Mono L"/>
    </style:style>
    <style:style style:name="T28" style:family="text">
      <style:text-properties style:font-name="Nimbus Mono L" officeooo:rsid="0032cd88"/>
    </style:style>
    <style:style style:name="T29" style:family="text">
      <style:text-properties style:font-name="Nimbus Mono L" officeooo:rsid="002e9c37"/>
    </style:style>
    <style:style style:name="T30" style:family="text">
      <style:text-properties style:font-name="Nimbus Mono L" officeooo:rsid="0020a122"/>
    </style:style>
    <style:style style:name="T31" style:family="text">
      <style:text-properties style:font-name="Nimbus Mono L" officeooo:rsid="00286746"/>
    </style:style>
    <style:style style:name="T32" style:family="text">
      <style:text-properties style:font-name="Nimbus Mono L" officeooo:rsid="002169ab"/>
    </style:style>
    <style:style style:name="T33" style:family="text">
      <style:text-properties style:font-name="Nimbus Mono L" officeooo:rsid="001fac7d"/>
    </style:style>
    <style:style style:name="T34" style:family="text">
      <style:text-properties style:font-name="Nimbus Mono L" officeooo:rsid="002a5e9a"/>
    </style:style>
    <style:style style:name="T35" style:family="text">
      <style:text-properties style:font-name="Nimbus Mono L" officeooo:rsid="001fda04"/>
    </style:style>
    <style:style style:name="T36" style:family="text">
      <style:text-properties style:font-name="Nimbus Mono L" officeooo:rsid="00213f80"/>
    </style:style>
    <style:style style:name="T37" style:family="text">
      <style:text-properties style:font-name="Nimbus Mono L" officeooo:rsid="002781a6"/>
    </style:style>
    <style:style style:name="T38" style:family="text">
      <style:text-properties style:font-name="Nimbus Mono L" officeooo:rsid="002f79d1"/>
    </style:style>
    <style:style style:name="T39" style:family="text">
      <style:text-properties style:font-name="Nimbus Mono L" officeooo:rsid="00322675"/>
    </style:style>
    <style:style style:name="T40" style:family="text">
      <style:text-properties style:font-name="Nimbus Mono L" officeooo:rsid="0032ddd8"/>
    </style:style>
    <style:style style:name="T41" style:family="text">
      <style:text-properties style:font-name="Nimbus Mono L" officeooo:rsid="003e09f4"/>
    </style:style>
    <style:style style:name="T42" style:family="text">
      <style:text-properties style:font-name="Nimbus Mono L" officeooo:rsid="003f6020"/>
    </style:style>
    <style:style style:name="T43" style:family="text">
      <style:text-properties style:font-name="Nimbus Mono L" officeooo:rsid="004144a6"/>
    </style:style>
    <style:style style:name="T44" style:family="text">
      <style:text-properties officeooo:rsid="00395d4d"/>
    </style:style>
    <style:style style:name="T45" style:family="text">
      <style:text-properties officeooo:rsid="003cd382"/>
    </style:style>
    <style:style style:name="T46" style:family="text">
      <style:text-properties officeooo:rsid="003f6020"/>
    </style:style>
    <style:style style:name="T47" style:family="text">
      <style:text-properties officeooo:rsid="004144a6"/>
    </style:style>
    <style:style style:name="T48" style:family="text">
      <style:text-properties style:font-name="Nimbus Mono 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Earth 468 Matlab Reference Card </text:p>
      <text:p text:style-name="P21">by Trever Hines</text:p>
      <text:p text:style-name="P21"/>
      <text:p text:style-name="P20">This document is intended to be a quick reference for frequently used Matlab commands in Earth 468. <text:s/>This is by no means exhaustive and should be considered a work in progress. <text:s/>Students are <text:span text:style-name="T8">encouraged to check mathworks.com for complete documentation and stackoverflow.com for solutions to common Matlab questions.</text:span></text:p>
      <text:p text:style-name="P22"/>
      <text:p text:style-name="P23">Getting help</text:p>
      <text:p text:style-name="P73"><text:span text:style-name="T27">help</text:span><text:span text:style-name="T29">('func')</text:span>: <text:span text:style-name="T1">prints help on a function named 'func' in the command window. Alternatively, one can type </text:span><text:span text:style-name="T43">h</text:span><text:span text:style-name="T27">elp </text:span><text:span text:style-name="T29">func</text:span> </text:p>
      <text:p text:style-name="P69"><text:span text:style-name="T27">doc</text:span><text:span text:style-name="T30">('func')</text:span>: opens online help documentation. <text:span text:style-name="T47">Alternatively, one can type </text:span><text:span text:style-name="T27">doc </text:span><text:span text:style-name="T30">func</text:span> </text:p>
      <text:p text:style-name="P70"/>
      <text:p text:style-name="P64">Environment</text:p>
      <text:p text:style-name="P74"><text:span text:style-name="T27">run('myscript')</text:span>: runs a Matlab script named 'myscript.m'. Alternatively, one can type <text:span text:style-name="T27">myscript</text:span></text:p>
      <text:p text:style-name="P68"><text:span text:style-name="T27">who()</text:span>: list variables in the environment</text:p>
      <text:p text:style-name="P32"><text:span text:style-name="T27">whos()</text:span>: detailed list of variables </text:p>
      <text:p text:style-name="P32"><text:span text:style-name="T27">clear()</text:span>: clear all variables in environment</text:p>
      <text:p text:style-name="P32"><text:span text:style-name="T27">clear('</text:span><text:span text:style-name="T32">a'</text:span><text:span text:style-name="T27">,'</text:span><text:span text:style-name="T32">b</text:span><text:span text:style-name="T27">', ...)</text:span>: clear indicated variables</text:p>
      <text:p text:style-name="P9"/>
      <text:p text:style-name="P25">Input and output</text:p>
      <text:p text:style-name="P30"><text:span text:style-name="T27">load</text:span><text:span text:style-name="T33">('input_</text:span><text:span text:style-name="T27">file.</text:span><text:span text:style-name="T32">mat')</text:span><text:span text:style-name="T4">: load variables saved in a Matlab file into the environment </text:span></text:p>
      <text:p text:style-name="P32"><text:span text:style-name="T27">save('</text:span><text:span text:style-name="T30">ou</text:span><text:span text:style-name="T27">tput_file.</text:span><text:span text:style-name="T32">mat</text:span><text:span text:style-name="T27">')</text:span>: saves variables in the environment into a Matlab file</text:p>
      <text:p text:style-name="P33"><text:span text:style-name="T34">A=</text:span><text:span text:style-name="T27">csvread(</text:span><text:span text:style-name="T35">'input_file.csv')</text:span><text:span text:style-name="T2">: read comma separated value (csv) file and store as A</text:span></text:p>
      <text:p text:style-name="P33"><text:span text:style-name="T36">A=</text:span><text:span text:style-name="T27">csvread(</text:span><text:span text:style-name="T35">'input_file.csv',N)</text:span><text:span text:style-name="T2">: read csv file starting at row N</text:span></text:p>
      <text:p text:style-name="P34"><text:span text:style-name="T27">csvwrite('output_file.</text:span><text:span text:style-name="T32">csv</text:span><text:span text:style-name="T27">',</text:span><text:span text:style-name="T36">x</text:span><text:span text:style-name="T27">)</text:span>: writes array <text:span text:style-name="T3">x </text:span>to a csv file</text:p>
      <text:p text:style-name="P10"/>
      <text:p text:style-name="P26">Data creation</text:p>
      <text:p text:style-name="P35"><text:span text:style-name="T27">x=[1,2,4,...]</text:span>: define a row vector named x</text:p>
      <text:p text:style-name="P35"><text:span text:style-name="T27">x=[1;2;4;...]</text:span>: define a column vector named x</text:p>
      <text:p text:style-name="P35"><text:span text:style-name="T27">A=[1,2,...;3,4,...;...]</text:span>: define a matrix </text:p>
      <text:p text:style-name="P35"><text:span text:style-name="T27">x=[</text:span><text:span text:style-name="T32">a</text:span><text:span text:style-name="T27">:</text:span><text:span text:style-name="T32">b</text:span><text:span text:style-name="T27">]</text:span>: create a list <text:span text:style-name="T45">counting</text:span> by one from <text:span text:style-name="T4">a</text:span> to <text:span text:style-name="T4">b</text:span></text:p>
      <text:p text:style-name="P35"><text:span text:style-name="T27">x=[</text:span><text:span text:style-name="T32">a</text:span><text:span text:style-name="T27">:</text:span><text:span text:style-name="T41">c</text:span><text:span text:style-name="T27">:</text:span><text:span text:style-name="T41">b</text:span><text:span text:style-name="T27">]</text:span>: counts <text:span text:style-name="T4">from a to b by c</text:span></text:p>
      <text:p text:style-name="P35"><text:span text:style-name="T27">x=linspace(</text:span><text:span text:style-name="T32">a</text:span><text:span text:style-name="T27">,</text:span><text:span text:style-name="T32">b</text:span><text:span text:style-name="T27">,</text:span><text:span text:style-name="T32">N</text:span><text:span text:style-name="T27">)</text:span>: list with <text:span text:style-name="T4">length N </text:span>counting from <text:span text:style-name="T4">a to b</text:span> </text:p>
      <text:p text:style-name="P35"><text:span text:style-name="T27">s='foo bar'</text:span>: define a string (note that single quotes must be used)</text:p>
      <text:p text:style-name="P35"><text:span text:style-name="T27">I=eye(</text:span><text:span text:style-name="T32">N</text:span><text:span text:style-name="T27">)</text:span>: creates an <text:span text:style-name="T4">NxN </text:span>identity matrix</text:p>
      <text:p text:style-name="P35"><text:span text:style-name="T27">O=zeros(</text:span><text:span text:style-name="T37">M</text:span><text:span text:style-name="T27">,</text:span><text:span text:style-name="T37">N</text:span><text:span text:style-name="T27">)</text:span>: creates a matrix of zeros</text:p>
      <text:p text:style-name="P36"><text:span text:style-name="T27">D=diag(</text:span><text:span text:style-name="T32">x</text:span><text:span text:style-name="T27">)</text:span>: turns a <text:span text:style-name="T4">vector into a diagonal matrix</text:span></text:p>
      <text:p text:style-name="P36"><text:span text:style-name="T32">d=diag(A)</text:span><text:span text:style-name="T4">: returns the diagonal components of a matrix</text:span></text:p>
      <text:p text:style-name="P31"><text:span text:style-name="T27">A=unifrnd(a,b,M,N)</text:span>: creates an M by N array of uniformly distributed random numbers from a to b</text:p>
      <text:p text:style-name="P31"><text:span text:style-name="T27">A=normrnd(mu,sigma,M,N)</text:span>: creates a array of normally distributed random numbers with mean mu and standard deviation sigma</text:p>
      <text:p text:style-name="P37"><text:span text:style-name="T27">A=reshape(x,M,N)</text:span>: reshape x into an M by N array. <text:span text:style-name="T46">x</text:span> must contain M*N elements </text:p>
      <text:p text:style-name="P11"/>
      <text:p text:style-name="P24">Variable Information</text:p>
      <text:p text:style-name="P31"><text:span text:style-name="T27">length(x)</text:span>: returns the length of x</text:p>
      <text:p text:style-name="P31"><text:span text:style-name="T27">size(A)</text:span>: returns the number of rows and columns of A</text:p>
      <text:p text:style-name="P31"><text:span text:style-name="T27">size(A,1)</text:span>: returns the number of rows in A</text:p>
      <text:p text:style-name="P31"><text:span text:style-name="T27">size(A,2)</text:span>: returns the number of colum<text:span text:style-name="T8">n</text:span> in A</text:p>
      <text:p text:style-name="P31"><text:span text:style-name="T27">max(x)</text:span> , <text:span text:style-name="T38">min(x)</text:span>: returns the maximum / <text:span text:style-name="T8">minimum </text:span>value in x</text:p>
      <text:p text:style-name="P38"><text:span text:style-name="T27">mean(x)</text:span>, <text:span text:style-name="T38">median(x)</text:span><text:span text:style-name="T8">, </text:span><text:span text:style-name="T38">mode(x)</text:span><text:span text:style-name="T8">:</text:span> returns the mean / <text:span text:style-name="T8">median / mode</text:span> of x</text:p>
      <text:p text:style-name="P38"><text:span text:style-name="T27">std(x)</text:span>: returns the standard deviation of x</text:p>
      <text:p text:style-name="P31"><text:span text:style-name="T31">var(x)</text:span><text:span text:style-name="T6">: returns the variance of x</text:span> </text:p>
      <text:p text:style-name="P37"><text:span text:style-name="T27">cov(A)</text:span>: returns covariance matrix for the columns of A</text:p>
      <text:p text:style-name="P3"/>
      <text:p text:style-name="P24">Data <text:span text:style-name="T15">c</text:span>omparisons</text:p>
      <text:p text:style-name="P16">a and b can be scalars or arrays. If they are arrays then element-wise comparisons are performed and a boolean array is returned</text:p>
      <text:p text:style-name="P39"><text:span text:style-name="T27">a==b</text:span>: returns true (1) if a is equal to b, otherwise <text:span text:style-name="T46">returns </text:span>false (0)</text:p>
      <text:p text:style-name="P39"><text:span text:style-name="T27">a~=b</text:span>: returns <text:span text:style-name="T46">true</text:span> if a is not equal to b</text:p>
      <text:p text:style-name="P39"><text:span text:style-name="T27">a&gt;b</text:span>: returns true if a is greater than b</text:p>
      <text:p text:style-name="P39"><text:span text:style-name="T27">a&gt;=b</text:span>: returns true if a is greater than or equal to b</text:p>
      <text:p text:style-name="P12"/>
      <text:p text:style-name="P24"><text:span text:style-name="T5">Boolean</text:span> <text:span text:style-name="T15">o</text:span>perations</text:p>
      <text:p text:style-name="P16">a and b can be boolean values or arrays of boolean values</text:p>
      <text:p text:style-name="P12"><text:span text:style-name="T27">~a</text:span>: returns true if a is false</text:p>
      <text:p text:style-name="P12"><text:span text:style-name="T27">a&amp;b</text:span>: returns true if a and b are both true</text:p>
      <text:p text:style-name="P12"><text:span text:style-name="T27">a|b</text:span>: returns true if either a or b are true</text:p>
      <text:p text:style-name="P12"><text:span text:style-name="T27">all(a)</text:span>: returns true if all values in a are true</text:p>
      <text:p text:style-name="P12"><text:span text:style-name="T27">any(a)</text:span>: returns true if any value in a <text:span text:style-name="T46">is</text:span> true</text:p>
      <text:p text:style-name="P13"><text:span text:style-name="T27">find(a)</text:span>: returns the indices of a which are true </text:p>
      <text:p text:style-name="P13"/>
      <text:p text:style-name="P17">a and b are often replaced with data comparisons expressions, for example:</text:p>
      <text:p text:style-name="P43"><text:span text:style-name="T27">find(x&gt;=2)</text:span>: returns the indices of x which are greater than 2</text:p>
      <text:p text:style-name="P12"/>
      <text:p text:style-name="P27">Slicing and extracting data</text:p>
      <text:p text:style-name="P36"><text:span text:style-name="T32">x(N)</text:span><text:span text:style-name="T4">: returns the N'th element in a vector</text:span></text:p>
      <text:p text:style-name="P36"><text:span text:style-name="T32">x(M:N)</text:span><text:span text:style-name="T4">: returns the N'th to M'th element </text:span></text:p>
      <text:p text:style-name="P36"><text:span text:style-name="T32">x(N:end)</text:span><text:span text:style-name="T4">: returns the N'th to last element in a vector</text:span></text:p>
      <text:p text:style-name="P36"><text:span text:style-name="T32">A(M,N)</text:span><text:span text:style-name="T4">: returns the element from the M'th row and N'th column of A</text:span></text:p>
      <text:p text:style-name="P36"><text:span text:style-name="T32">A(N,:)</text:span><text:span text:style-name="T4">: returns row N</text:span></text:p>
      <text:p text:style-name="P40"><text:span text:style-name="T27">A(:,N)</text:span>: returns column N</text:p>
      <text:p text:style-name="P40"><text:span text:style-name="T27">A(M:N,</text:span><text:span text:style-name="T42">P</text:span><text:span text:style-name="T27">)</text:span>: returns elements in rows M through N of column <text:span text:style-name="T46">P</text:span></text:p>
      <text:p text:style-name="P14"><text:s/></text:p>
      <text:p text:style-name="P17">Boolean arrays can also be used to <text:span text:style-name="T7">extract elements from</text:span> arrays, for example:</text:p>
      <text:p text:style-name="P13"><text:span text:style-name="T27">x(x&gt;c)</text:span>: returns values of x which are greater than c</text:p>
      <text:p text:style-name="P8"/>
      <text:p text:style-name="P18">Lists of integers may be used as well:</text:p>
      <text:p text:style-name="P15"><text:span text:style-name="T27">x</text:span><text:span text:style-name="T42">(</text:span><text:span text:style-name="T27">[2,3,4]</text:span><text:span text:style-name="T42">)</text:span>: returns specified elements of x</text:p>
      <text:p text:style-name="P15"><text:s/></text:p>
      <text:p text:style-name="P28">Mathematical operations</text:p>
      <text:p text:style-name="P41"><text:span text:style-name="T39">a+b</text:span><text:span text:style-name="T10"> , </text:span><text:span text:style-name="T39">a-b</text:span><text:span text:style-name="T10">: addition / subtraction, if a or b are arrays then the operations are element-wise</text:span></text:p>
      <text:p text:style-name="P41"><text:span text:style-name="T27">a*b</text:span> , <text:span text:style-name="T27">a/b</text:span>: scalar <text:span text:style-name="T9">multiplication / </text:span>division</text:p>
      <text:p text:style-name="P42"><text:span text:style-name="T27">a^n</text:span>: <text:span text:style-name="T8">raise the scalar a to the n'th power</text:span></text:p>
      <text:p text:style-name="P41"><text:span text:style-name="T27">x.*y</text:span> , <text:span text:style-name="T27">x./y</text:span>: element-wise multiplication / division of x and y </text:p>
      <text:p text:style-name="P42"><text:span text:style-name="T27">x.^n</text:span>: <text:span text:style-name="T8">raise each element of x to the n'th power</text:span></text:p>
      <text:p text:style-name="P44"><text:span text:style-name="T27">sum(x)</text:span>: <text:span text:style-name="T8">returns the sum of each element of x</text:span> </text:p>
      <text:p text:style-name="P46"><text:span text:style-name="T27">prod(x)</text:span>: returns the product of each element of x</text:p>
      <text:p text:style-name="P44"><text:span text:style-name="T27">sqrt(</text:span><text:span text:style-name="T39">a</text:span><text:span text:style-name="T27">)</text:span>: <text:span text:style-name="T8">returns the square root of a, if a is an array then returns element-wise square root of a</text:span></text:p>
      <text:p text:style-name="P44"><text:span text:style-name="T27">sin(</text:span><text:span text:style-name="T38">a</text:span><text:span text:style-name="T27">)</text:span>,<text:span text:style-name="T38">cos(a)</text:span><text:span text:style-name="T8">,</text:span><text:span text:style-name="T38">tan(a)</text:span><text:span text:style-name="T8">: trigonometric operations </text:span></text:p>
      <text:p text:style-name="P47"><text:span text:style-name="T27">log(a)</text:span>: base e log of a </text:p>
      <text:p text:style-name="P47"><text:span text:style-name="T27">log10(a)</text:span>: base 10 log of a</text:p>
      <text:p text:style-name="P48"><text:span text:style-name="T27">abs(a)</text:span>: returns the absolute value of a</text:p>
      <text:p text:style-name="P29"/>
      <text:p text:style-name="P29"><text:soft-page-break/><text:span text:style-name="T12">Linear </text:span><text:span text:style-name="T13">a</text:span><text:span text:style-name="T12">lgebra</text:span></text:p>
      <text:p text:style-name="P49"><text:span text:style-name="T27">det</text:span><text:span text:style-name="T28">(A)</text:span><text:span text:style-name="T11">: determinant of A</text:span></text:p>
      <text:p text:style-name="P49"><text:span text:style-name="T27">inv</text:span><text:span text:style-name="T28">(A)</text:span><text:span text:style-name="T11">: inverse </text:span></text:p>
      <text:p text:style-name="P48"><text:span text:style-name="T27">eig(A)</text:span>: returns eigenvalues of A</text:p>
      <text:p text:style-name="P49"><text:span text:style-name="T27">[U,S,V] = svd(A)</text:span>: <text:span text:style-name="T11">singular value decomposition</text:span></text:p>
      <text:p text:style-name="P49"><text:span text:style-name="T27">pinv</text:span><text:span text:style-name="T28">(A)</text:span><text:span text:style-name="T11">: pseudo-inverse </text:span></text:p>
      <text:p text:style-name="P49"><text:span text:style-name="T27">A'</text:span>: <text:span text:style-name="T11">transpose <text:s/></text:span></text:p>
      <text:p text:style-name="P48"><text:span text:style-name="T27">A*B</text:span>: matrix multiplication (<text:span text:style-name="T44">number of </text:span>columns in A must equal <text:span text:style-name="T44">number of </text:span>rows in B)</text:p>
      <text:p text:style-name="P4"/>
      <text:p text:style-name="P28">Plotting</text:p>
      <text:p text:style-name="P45"><text:span text:style-name="T27">plot(x,y)</text:span>: <text:span text:style-name="T11">plots data with x and y coordinates. See help documentation for additional arguments</text:span></text:p>
      <text:p text:style-name="P45"><text:span text:style-name="T27">hist(x,bins)</text:span>: <text:span text:style-name="T11">plots a histogram of the data in x using the specified number of bins</text:span></text:p>
      <text:p text:style-name="P49"><text:span text:style-name="T27">errorbar(x,y,sigma)</text:span>: <text:span text:style-name="T11">plots data with x and y coordinates and adds error bars with width sigma </text:span></text:p>
      <text:p text:style-name="P49"><text:span text:style-name="T27">text(x,y,</text:span><text:span text:style-name="T28">'foo'</text:span><text:span text:style-name="T27">)</text:span>: <text:span text:style-name="T11">adds text at the specified x and y location</text:span></text:p>
      <text:p text:style-name="P45"><text:span text:style-name="T27">xlabel</text:span><text:span text:style-name="T28">('mylabel')</text:span>: <text:span text:style-name="T11">adds label to the x axis</text:span></text:p>
      <text:p text:style-name="P45"><text:span text:style-name="T27">ylabel</text:span><text:span text:style-name="T28">('mylabel')</text:span><text:span text:style-name="T11">: adds label to the y axis</text:span></text:p>
      <text:p text:style-name="P48"><text:span text:style-name="T27">title('mytitle')</text:span>: adds title to the plot</text:p>
      <text:p text:style-name="P45"><text:span text:style-name="T27">hold on</text:span>: <text:span text:style-name="T11">continue plotting on current figure</text:span></text:p>
      <text:p text:style-name="P45"><text:span text:style-name="T27">hold off</text:span>: <text:span text:style-name="T11">redraw figure on the next plot command</text:span></text:p>
      <text:p text:style-name="P45"><text:span text:style-name="T27">figure()</text:span>: <text:span text:style-name="T11">create a new figure</text:span></text:p>
      <text:p text:style-name="P45"><text:span text:style-name="T27">legend(</text:span><text:span text:style-name="T40">'label1','label2', ... </text:span><text:span text:style-name="T27">)</text:span>: <text:span text:style-name="T14">adds a legend to the plot where the lines have the specified label</text:span></text:p>
      <text:p text:style-name="P4"/>
      <text:p text:style-name="P28">Programming </text:p>
      <text:p text:style-name="P6"><text:span text:style-name="T20">function definition: </text:span><text:span text:style-name="T21">f</text:span><text:span text:style-name="T20">unctions must be defined in a separate file where the filename is the same as the function name except with a .m extension. This example demonstrates how to write a function called 'myfunc' which takes '</text:span><text:span text:style-name="T21">arg</text:span><text:span text:style-name="T20">1', '</text:span><text:span text:style-name="T21">arg</text:span><text:span text:style-name="T20">2', ... as arguments and returns 'out'. 'out' must be defined somewhere in the body of the function <text:s/></text:span></text:p>
      <text:p text:style-name="P52"><text:span text:style-name="T13">function </text:span><text:span text:style-name="T15">out = </text:span>myfunc(<text:span text:style-name="T26">arg</text:span>1,<text:span text:style-name="T26">arg</text:span>2,...)</text:p>
      <text:p text:style-name="P52"><text:s text:c="2"/>&lt;<text:span text:style-name="T16">function body</text:span>&gt;</text:p>
      <text:p text:style-name="P66">end</text:p>
      <text:p text:style-name="P59"/>
      <text:p text:style-name="P67"/>
      <text:p text:style-name="P7"/>
      <text:p text:style-name="P7"/>
      <text:p text:style-name="P7"/>
      <text:p text:style-name="P7"><text:span text:style-name="T17">if statements:</text:span><text:span text:style-name="T18"> </text:span><text:span text:style-name="T17">runs the block of code within the 'if' statement if </text:span><text:span text:style-name="T18">'</text:span><text:span text:style-name="T19">my</text:span><text:span text:style-name="T17">condition</text:span><text:span text:style-name="T18">'</text:span><text:span text:style-name="T17"> is true</text:span></text:p>
      <text:p text:style-name="P53"><text:span text:style-name="T12">if</text:span> <text:span text:style-name="T25">my</text:span>cond<text:span text:style-name="T25">ition</text:span>:</text:p>
      <text:p text:style-name="P53"><text:s text:c="2"/>&lt;block of code&gt;</text:p>
      <text:p text:style-name="P54">end</text:p>
      <text:p text:style-name="P60"/>
      <text:p text:style-name="P7"><text:span text:style-name="T17">for loops: runs a block of code for each element in </text:span><text:span text:style-name="T18">'</text:span><text:span text:style-name="T17">mylist</text:span><text:span text:style-name="T18">'</text:span><text:span text:style-name="T17">. Each time the block of code is run the iterator, </text:span><text:span text:style-name="T18">'</text:span><text:span text:style-name="T17">i</text:span><text:span text:style-name="T18">'</text:span><text:span text:style-name="T17">, is replaced with the next element in </text:span><text:span text:style-name="T18">'</text:span><text:span text:style-name="T17">mylist</text:span><text:span text:style-name="T18">'</text:span><text:span text:style-name="T17">.</text:span></text:p>
      <text:p text:style-name="P53"><text:span text:style-name="T12">for</text:span> i = mylist</text:p>
      <text:p text:style-name="P53"><text:s text:c="2"/>&lt;block of code operating on i&gt;</text:p>
      <text:p text:style-name="P55">end </text:p>
      <text:p text:style-name="P60"/>
      <text:p text:style-name="P19">while loops: <text:span text:style-name="T44">r</text:span>uns a block of code until <text:span text:style-name="T44">'my</text:span>condition<text:span text:style-name="T44">'</text:span> is <text:span text:style-name="T44">false</text:span></text:p>
      <text:p text:style-name="P56"><text:span text:style-name="T24">while</text:span><text:span text:style-name="T22"> </text:span><text:span text:style-name="T23">my</text:span><text:span text:style-name="T22">condition</text:span></text:p>
      <text:p text:style-name="P57"><text:s text:c="2"/>&lt;block of code&gt;</text:p>
      <text:p text:style-name="P58">end</text:p>
      <text:p text:style-name="P5"/>
      <text:p text:style-name="P63">Additional tips</text:p>
      <text:p text:style-name="P50">use Tab to auto-complete commands</text:p>
      <text:p text:style-name="P50">use the up/down arrow to scroll between previous commands</text:p>
      <text:p text:style-name="P51">use % to indicate comments in scripts</text:p>
      <text:p text:style-name="P51">use ; at the end of commands to suppress the output</text:p>
      <text:p text:style-name="P72">Begin every script with a 'clear' command to avoid inadvertently using variables which already existed in the environment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shadow="none" fo:background-color="transparent" style:writing-mode="lr-tb" style:footnote-max-height="0cm">
        <style:background-image/>
        <style:columns fo:column-count="3" fo:column-gap="0.254cm">
          <style:column style:rel-width="21845*" fo:start-indent="0cm" fo:end-indent="0.127cm"/>
          <style:column style:rel-width="21845*" fo:start-indent="0.127cm" fo:end-indent="0.127cm"/>
          <style:column style:rel-width="21845*" fo:start-indent="0.127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6:13:45.869787154</meta:creation-date>
    <dc:date>2015-09-14T09:33:58.687193794</dc:date>
    <meta:editing-duration>PT4H48M3S</meta:editing-duration>
    <meta:editing-cycles>21</meta:editing-cycles>
    <meta:generator>LibreOffice/4.2.8.2$Linux_X86_64 LibreOffice_project/420m0$Build-2</meta:generator>
    <meta:print-date>2015-09-13T22:33:34.063116321</meta:print-date>
    <meta:document-statistic meta:table-count="0" meta:image-count="0" meta:object-count="0" meta:page-count="2" meta:paragraph-count="129" meta:word-count="1109" meta:character-count="6581" meta:non-whitespace-character-count="5563"/>
  </office:meta>
</office:document-meta>
</file>